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/>
    </style:style>
    <style:style style:name="P2" style:family="paragraph">
      <style:paragraph-properties fo:margin-left="0cm" fo:margin-right="0cm" fo:text-indent="0cm"/>
      <style:text-properties fo:color="#ffffff" style:font-name="Arial Black" fo:font-size="60pt" fo:font-weight="bold"/>
    </style:style>
    <style:style style:name="P3" style:family="paragraph">
      <style:paragraph-properties fo:margin-left="0.6cm" fo:margin-right="0cm" fo:text-indent="0cm"/>
    </style:style>
    <style:style style:name="T1" style:family="text">
      <style:text-properties fo:color="#ffffff" style:font-name="Arial Black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Szukajcie wpierw</text:span><text:span text:style-name="T1"><text:line-break/></text:span><text:span text:style-name="T1">królestwa Bożego</text:span><text:span text:style-name="T1"><text:line-break/></text:span><text:span text:style-name="T1">I Jego sprawiedliwości.</text:span><text:span text:style-name="T1"><text:line-break/></text:span><text:span text:style-name="T1">A wszystko inne</text:span><text:span text:style-name="T1"><text:line-break/></text:span><text:span text:style-name="T1">będzie wam przydane.</text:span><text:span text:style-name="T1"><text:line-break/></text:span><text:span text:style-name="T1">Allelu - Alleluja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l" fo:country="PL" style:font-size-asian="24pt" style:language-asian="zxx" style:country-asian="non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Windows_x86 LibreOffice_project/89ea49ddacd9aa532507cbf852f2bb22b1ace28</meta:generator>
    <meta:creation-date>2006-06-07T22:34:56</meta:creation-date>
    <dc:date>2013-09-17T20:29:59.599000000</dc:date>
    <dc:language>pl-PL</dc:language>
    <meta:editing-cycles>10</meta:editing-cycles>
    <meta:editing-duration>PT8M40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